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98db" officeooo:paragraph-rsid="001498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UNIX</text:p>
      <text:p text:style-name="P1">OS</text:p>
      <text:p text:style-name="P1"/>
      <text:p text:style-name="P1">LINUX</text:p>
      <text:p text:style-name="P1">OS basado en UNIX</text:p>
      <text:p text:style-name="P1"/>
      <text:p text:style-name="P1">distribuciones LINUX</text:p>
      <text:p text:style-name="P1">LINUX kernel+apps que hacen al sistema usable</text:p>
      <text:p text:style-name="P1">c/u se conecta a package repositories, las apps disponibles dependen de la distro usada</text:p>
      <text:p text:style-name="P1">package manager=apt</text:p>
      <text:p text:style-name="P1"/>
      <text:p text:style-name="P1">red hat:fedora+RHEL</text:p>
      <text:p text:style-name="P1">debian: debian+ubuntu</text:p>
      <text:p text:style-name="P1"/>
      <text:p text:style-name="P1">SHELL</text:p>
      <text:p text:style-name="P1">case sensitive</text:p>
      <text:p text:style-name="P1">command arg1 ar2 arg3</text:p>
      <text:p text:style-name="P1">shell prompt: dq@debianVM: usuario "dq" esta en el servidor "debianVM" (nombre que le puse a la VM q corre debian)</text:p>
      <text:p text:style-name="P1"/>
      <text:p text:style-name="P1">filesystem</text:p>
      <text:p text:style-name="P1">forma en como OS almacena archivos</text:p>
      <text:p text:style-name="P1">a c/u archivo le pone un label para organizarlo dentro de grupos/contenedores (directorios) en filesystem</text:p>
      <text:p text:style-name="P1">i.e. filesysytem es un conjunto de registros de todos los archivos, con info de: tipo de archivo, usuario q lo creo, tipos de acceso, posicion dentro de filesystem, inicio+fin del contenido</text:p>
      <text:p text:style-name="P1"/>
      <text:p text:style-name="P1">directorios estan organizados de manera jerarquica, empezando por el directorio root "/" y bajando por subdirectorios hasta llegar al archivo en cuestion. i.e. c/u archivo es identificado por un path:</text:p>
      <text:p text:style-name="P1">/home/gm/mydata/bac1.seq</text:p>
      <text:p text:style-name="P1"/>
      <text:p text:style-name="P1">pwd: ver directorio sobre el q esta actualmente</text:p>
      <text:p text:style-name="P1"/>
      <text:p text:style-name="P1">dq@debianVM:~$</text:p>
      <text:p text:style-name="P1">"~" simboliza q estoy en el directorio "home"</text:p>
      <text:p text:style-name="P1">dq@debianVM:~$ = dq@debianVM:/home/dq$</text:p>
      <text:p text:style-name="P1"/>
      <text:p text:style-name="P1">navegar en filesystem</text:p>
      <text:p text:style-name="P1"/>
      <text:p text:style-name="P1">cd: change directory</text:p>
      <text:p text:style-name="P1">dq@debianVM:~$ cd Desktop</text:p>
      <text:p text:style-name="P1">&gt;&gt;&gt;dq@debianVM:~/Desktop$</text:p>
      <text:p text:style-name="P1"/>
      <text:p text:style-name="P1">cd ..: devuelve 1 nivel arriba en la jerarquia, i.e. me devuelve al directorio anterior</text:p>
      <text:p text:style-name="P1">dq@debianVM:~/Desktop$ cd ..</text:p>
      <text:p text:style-name="P1">dq@debianVM:~$</text:p>
      <text:p text:style-name="P1"/>
      <text:p text:style-name="P1">enlistar archivos en directorio</text:p>
      <text:p text:style-name="P1"><text:soft-page-break/>l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6:50:42.624466582</meta:creation-date>
    <dc:date>2019-05-12T16:50:57.103650660</dc:date>
    <meta:editing-duration>PT15S</meta:editing-duration>
    <meta:editing-cycles>1</meta:editing-cycles>
    <meta:document-statistic meta:table-count="0" meta:image-count="0" meta:object-count="0" meta:page-count="2" meta:paragraph-count="33" meta:word-count="201" meta:character-count="1352" meta:non-whitespace-character-count="1184"/>
    <meta:generator>LibreOffice/5.2.7.2$Linux_X86_64 LibreOffice_project/20m0$Build-2</meta:generator>
  </office:meta>
</office:document-meta>
</file>